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Abyssinica SIL" svg:font-family="'Abyssinica SIL'" style:font-pitch="variable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9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0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1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2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83280" officeooo:paragraph-rsid="00183280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13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14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1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83280" officeooo:paragraph-rsid="00183280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7e4f5" officeooo:paragraph-rsid="0027e4f5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5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29" style:family="paragraph" style:parent-style-name="Heading_20_1">
      <style:text-properties style:font-name="arial" officeooo:paragraph-rsid="002fa5f8"/>
    </style:style>
    <style:style style:name="P30" style:family="paragraph" style:parent-style-name="Heading_20_1">
      <style:text-properties style:font-name="arial" officeooo:rsid="0018f5ef" officeooo:paragraph-rsid="0018f5ef" style:font-name-complex="arial"/>
    </style:style>
    <style:style style:name="P31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2" style:family="paragraph" style:parent-style-name="Heading_20_2">
      <style:text-properties style:font-name="arial"/>
    </style:style>
    <style:style style:name="P33" style:family="paragraph" style:parent-style-name="Standard">
      <style:text-properties style:font-name="arial"/>
    </style:style>
    <style:style style:name="P34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35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rsid="002ad9c4" officeooo:paragraph-rsid="002ad9c4" style:font-size-asian="11pt" style:font-size-complex="11pt"/>
    </style:style>
    <style:style style:name="P36" style:family="paragraph" style:parent-style-name="Text_20_body_20__28_user_29_" style:list-style-name="L8">
      <style:paragraph-properties fo:text-align="justify" style:justify-single-word="false"/>
      <style:text-properties style:use-window-font-color="true" style:font-name="arial" fo:font-size="11pt" fo:language="es" fo:country="ES" officeooo:rsid="002ad9c4" officeooo:paragraph-rsid="002fa5f8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37" style:family="paragraph" style:parent-style-name="Text_20_body_20__28_user_29_">
      <style:text-properties style:font-name="arial"/>
    </style:style>
    <style:style style:name="P38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rsid="002ad9c4" officeooo:paragraph-rsid="002fa5f8" style:font-size-asian="11pt" style:font-size-complex="11pt"/>
    </style:style>
    <style:style style:name="P39" style:family="paragraph" style:parent-style-name="Text_20_body_20__28_user_29_">
      <style:paragraph-properties fo:text-align="justify" style:justify-single-word="false"/>
      <style:text-properties style:font-name="arial" fo:font-size="11pt" officeooo:rsid="002ad9c4" officeooo:paragraph-rsid="0018f5ef" style:font-size-asian="11pt" style:font-size-complex="11pt"/>
    </style:style>
    <style:style style:name="P40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rsid="001fd0ab" officeooo:paragraph-rsid="001fd0ab" style:font-size-asian="11pt" style:font-name-complex="arial" style:font-size-complex="11pt"/>
    </style:style>
    <style:style style:name="P41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fd0ab" style:font-size-asian="11pt" style:font-name-complex="arial" style:font-size-complex="11pt"/>
    </style:style>
    <style:style style:name="P42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3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4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5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6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7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8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9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0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1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2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3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4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5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6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7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8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9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60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61" style:family="paragraph" style:parent-style-name="Text_20_body_20__28_user_29_">
      <style:paragraph-properties fo:text-align="justify" style:justify-single-word="false"/>
      <style:text-properties style:font-name="arial"/>
    </style:style>
    <style:style style:name="P62" style:family="paragraph" style:parent-style-name="Text_20_body_20__28_user_29_" style:list-style-name="L1">
      <style:paragraph-properties fo:text-align="justify" style:justify-single-word="false"/>
      <style:text-properties style:font-name="arial" officeooo:paragraph-rsid="001fd0ab"/>
    </style:style>
    <style:style style:name="P63" style:family="paragraph" style:parent-style-name="Text_20_body_20__28_user_29_" style:list-style-name="L1">
      <style:paragraph-properties fo:text-align="justify" style:justify-single-word="false"/>
      <style:text-properties style:font-name="arial" fo:font-weight="normal" officeooo:rsid="002ad9c4" officeooo:paragraph-rsid="002ad9c4" style:font-weight-asian="normal" style:font-weight-complex="normal"/>
    </style:style>
    <style:style style:name="P64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5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5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fo:font-size="11pt" fo:language="es" fo:country="ES" officeooo:rsid="0018f5e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fo:font-size="11pt" fo:language="es" fo:country="ES" officeooo:rsid="0027e4f5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fo:font-size="11pt" fo:language="es" fo:country="ES" fo:font-weight="bold" officeooo:rsid="0027e4f5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9" style:family="text">
      <style:text-properties style:use-window-font-color="true" fo:font-size="11pt" fo:language="es" fo:country="ES" fo:font-weight="bold" officeooo:rsid="002ad9c4" style:font-size-asian="11pt" style:font-weight-asian="bold" style:font-size-complex="11pt" style:language-complex="hi" style:country-complex="IN" style:font-weight-complex="bold"/>
    </style:style>
    <style:style style:name="T10" style:family="text">
      <style:text-properties style:use-window-font-color="true" fo:font-size="11pt" fo:language="es" fo:country="ES" officeooo:rsid="002ad9c4" style:font-size-asian="11pt" style:font-size-complex="11pt" style:language-complex="hi" style:country-complex="IN"/>
    </style:style>
    <style:style style:name="T11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2" style:family="text">
      <style:text-properties style:use-window-font-color="true" fo:font-size="12pt" fo:language="pt" fo:country="PT" fo:font-weight="bold" officeooo:rsid="0018328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3" style:family="text">
      <style:text-properties style:use-window-font-color="true" fo:font-size="12pt" fo:language="pt" fo:country="PT" fo:font-weight="bold" officeooo:rsid="0027e4f5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4" style:family="text">
      <style:text-properties style:use-window-font-color="true" fo:font-size="14pt" fo:language="es" fo:country="ES" fo:font-weight="bold" officeooo:rsid="002ad9c4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15" style:family="text">
      <style:text-properties style:use-window-font-color="true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16" style:family="text">
      <style:text-properties style:use-window-font-color="true" fo:language="es" fo:country="ES" style:text-underline-style="none" style:language-complex="hi" style:country-complex="IN"/>
    </style:style>
    <style:style style:name="T17" style:family="text">
      <style:text-properties style:use-window-font-color="true" fo:language="es" fo:country="ES" style:text-underline-style="none" fo:font-weight="bold" style:font-weight-asian="bold" style:language-complex="hi" style:country-complex="IN" style:font-weight-complex="bold"/>
    </style:style>
    <style:style style:name="T18" style:family="text">
      <style:text-properties style:use-window-font-color="true" style:font-name="arial" fo:language="es" fo:country="ES" style:text-underline-style="none" style:language-complex="hi" style:country-complex="IN"/>
    </style:style>
    <style:style style:name="T19" style:family="text">
      <style:text-properties style:use-window-font-color="true" style:font-name="arial" fo:language="es" fo:country="ES" style:text-underline-style="none" fo:font-weight="bold" style:font-weight-asian="bold" style:language-complex="hi" style:country-complex="IN" style:font-weight-complex="bold"/>
    </style:style>
    <style:style style:name="T20" style:family="text">
      <style:text-properties style:use-window-font-color="true" style:font-name="Liberation Serif" fo:language="es" fo:country="ES" style:text-underline-style="none" style:language-complex="hi" style:country-complex="IN"/>
    </style:style>
    <style:style style:name="T21" style:family="text">
      <style:text-properties style:use-window-font-color="true" style:font-name="Liberation Serif" fo:language="es" fo:country="ES" style:text-underline-style="none" fo:font-weight="bold" style:font-weight-asian="bold" style:language-complex="hi" style:country-complex="IN" style:font-weight-complex="bold"/>
    </style:style>
    <style:style style:name="T22" style:family="text">
      <style:text-properties style:use-window-font-color="true" style:font-name="aakar" fo:language="es" fo:country="ES" style:text-underline-style="none" style:language-complex="hi" style:country-complex="IN"/>
    </style:style>
    <style:style style:name="T23" style:family="text">
      <style:text-properties style:use-window-font-color="true" style:font-name="aakar" fo:language="es" fo:country="ES" style:text-underline-style="none" fo:font-weight="bold" style:font-weight-asian="bold" style:language-complex="hi" style:country-complex="IN" style:font-weight-complex="bold"/>
    </style:style>
    <style:style style:name="T24" style:family="text">
      <style:text-properties style:use-window-font-color="true" style:font-name="Abyssinica SIL" fo:language="es" fo:country="ES" style:text-underline-style="none" style:language-complex="hi" style:country-complex="IN"/>
    </style:style>
    <style:style style:name="T25" style:family="text">
      <style:text-properties style:use-window-font-color="true" style:font-name="Abyssinica SIL" fo:language="es" fo:country="ES" style:text-underline-style="none" fo:font-weight="bold" style:font-weight-asian="bold" style:language-complex="hi" style:country-complex="IN" style:font-weight-complex="bold"/>
    </style:style>
    <style:style style:name="T26" style:family="text">
      <style:text-properties style:font-name="arial"/>
    </style:style>
    <style:style style:name="T27" style:family="text">
      <style:text-properties style:font-name="arial" fo:font-size="8pt" style:font-size-asian="8pt" style:font-name-complex="arial" style:font-size-complex="8pt"/>
    </style:style>
    <style:style style:name="T28" style:family="text">
      <style:text-properties fo:font-size="11pt" style:font-size-asian="11pt" style:font-name-complex="arial" style:font-size-complex="11pt"/>
    </style:style>
    <style:style style:name="T29" style:family="text">
      <style:text-properties fo:font-size="11pt" officeooo:rsid="0018f5ef" style:font-size-asian="11pt" style:font-name-complex="arial" style:font-size-complex="11pt"/>
    </style:style>
    <style:style style:name="T30" style:family="text">
      <style:text-properties fo:font-size="11pt" officeooo:rsid="001fd0ab" style:font-size-asian="11pt" style:font-name-complex="arial" style:font-size-complex="11pt"/>
    </style:style>
    <style:style style:name="T31" style:family="text">
      <style:text-properties officeooo:rsid="00183280"/>
    </style:style>
    <style:style style:name="T32" style:family="text">
      <style:text-properties officeooo:rsid="0018f5e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593f2"/>
    </style:style>
    <style:style style:name="T35" style:family="text">
      <style:text-properties officeooo:rsid="0027e4f5"/>
    </style:style>
    <style:style style:name="T36" style:family="text">
      <style:text-properties officeooo:rsid="002ad9c4"/>
    </style:style>
    <style:style style:name="T37" style:family="text">
      <style:text-properties style:font-name="arial"/>
    </style:style>
    <style:style style:name="T38" style:family="text">
      <style:text-properties style:font-name="Liberation Serif"/>
    </style:style>
    <style:style style:name="T39" style:family="text">
      <style:text-properties style:font-name="aakar"/>
    </style:style>
    <style:style style:name="T40" style:family="text">
      <style:text-properties style:font-name="Abyssinica SI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BOSS-EAP-EXAMPLE</text:p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9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3">Identificación del documento</text:p>
            </table:table-cell>
            <table:table-cell table:style-name="Tabla1.B2" table:number-columns-spanned="5" office:value-type="string">
              <text:p text:style-name="P15"><text:span text:style-name="T12">PL</text:span><text:span text:style-name="T11">-00</text:span><text:span text:style-name="T12">0</text:span><text:span text:style-name="T11">_DOC_</text:span><text:span text:style-name="T12">GENERAL_</text:span><text:span text:style-name="T13">VERSIONE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3">Título del documento</text:p>
            </table:table-cell>
            <table:table-cell table:style-name="Tabla1.B3" table:number-columns-spanned="5" office:value-type="string">
              <text:p text:style-name="P17">Documento<text:span text:style-name="T31"> de planificación </text:span><text:span text:style-name="T35">de versiones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13">Proyecto</text:p>
          </table:table-cell>
          <table:table-cell table:style-name="Tabla1.B4" table:number-columns-spanned="5" office:value-type="string">
            <text:p text:style-name="P18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Gerente</text:p>
          </table:table-cell>
          <table:table-cell table:style-name="Tabla1.B5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Área demandante</text:p>
          </table:table-cell>
          <table:table-cell table:style-name="Tabla1.B6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Director</text:p>
          </table:table-cell>
          <table:table-cell table:style-name="Tabla1.B7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13">Responsables</text:p>
          </table:table-cell>
          <table:table-cell table:style-name="Tabla1.A2" table:number-columns-spanned="3" office:value-type="string">
            <text:p text:style-name="P22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2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4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0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13">Control de versionado</text:p>
            <text:p text:style-name="P14"/>
          </table:table-cell>
          <table:table-cell table:style-name="Tabla1.A2" office:value-type="string">
            <text:p text:style-name="P22">Versión</text:p>
          </table:table-cell>
          <table:table-cell table:style-name="Tabla1.A2" office:value-type="string">
            <text:p text:style-name="P22">Fecha</text:p>
          </table:table-cell>
          <table:table-cell table:style-name="Tabla1.A2" table:number-columns-spanned="2" office:value-type="string">
            <text:p text:style-name="P22">Autor</text:p>
          </table:table-cell>
          <table:covered-table-cell/>
          <table:table-cell table:style-name="Tabla1.E8" office:value-type="string">
            <text:p text:style-name="P22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9">1.0.<text:span text:style-name="T34">0</text:span></text:p>
          </table:table-cell>
          <table:table-cell table:style-name="Tabla1.C11" office:value-type="string">
            <text:p text:style-name="P19"><text:span text:style-name="T31">1</text:span><text:span text:style-name="T35">6</text:span>/<text:span text:style-name="T31">10</text:span>/202<text:span text:style-name="T31">5</text:span></text:p>
          </table:table-cell>
          <table:table-cell table:style-name="Tabla1.D11" table:number-columns-spanned="2" office:value-type="string">
            <text:p text:style-name="P21">Federico Martín Lara</text:p>
          </table:table-cell>
          <table:covered-table-cell/>
          <table:table-cell table:style-name="Tabla1.F11" office:value-type="string">
            <text:p text:style-name="P23">Versión inicial</text:p>
          </table:table-cell>
        </table:table-row>
      </table:table>
      <text:p text:style-name="P8"/>
      <text:p text:style-name="P8"/>
      <text:p text:style-name="P8"/>
      <text:p text:style-name="P11"/>
      <text:p text:style-name="P25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30671059" text:style-name="Index_20_Link" text:visited-style-name="Index_20_Link"><text:span text:style-name="T26">Introducción<text:tab/>3</text:span></text:a></text:p>
          <text:p text:style-name="P6"><text:a xlink:type="simple" xlink:href="#__RefHeading___Toc15_1298068373" text:style-name="Index_20_Link" text:visited-style-name="Index_20_Link"><text:span text:style-name="T26">Documentos de referencia<text:tab/>3</text:span></text:a></text:p>
          <text:p text:style-name="P6"><text:a xlink:type="simple" xlink:href="#__RefHeading___Toc488_3191817421" text:style-name="Index_20_Link" text:visited-style-name="Index_20_Link"><text:span text:style-name="T26">Instrucciones a realizar en cada entrega<text:tab/>3</text:span></text:a></text:p>
          <text:p text:style-name="P6"><text:a xlink:type="simple" xlink:href="#__RefHeading___Toc17_4290312538" text:style-name="Index_20_Link" text:visited-style-name="Index_20_Link"><text:span text:style-name="T26">Plan de versionado<text:tab/>3</text:span></text:a></text:p>
          <text:p text:style-name="P7"><text:a xlink:type="simple" xlink:href="#__RefHeading___Toc30_1949388338" text:style-name="Index_20_Link" text:visited-style-name="Index_20_Link"><text:span text:style-name="T26">1 . Persistencia con JPA/Hibernate<text:tab/>3</text:span></text:a></text:p>
          <text:p text:style-name="P7"><text:a xlink:type="simple" xlink:href="#__RefHeading___Toc32_1949388338" text:style-name="Index_20_Link" text:visited-style-name="Index_20_Link"><text:span text:style-name="T26">2 . Seguridad con Keycloak<text:tab/>3</text:span></text:a></text:p>
          <text:p text:style-name="P7"><text:a xlink:type="simple" xlink:href="#__RefHeading___Toc34_1949388338" text:style-name="Index_20_Link" text:visited-style-name="Index_20_Link"><text:span text:style-name="T26">3 . Mensajería con JMS<text:tab/>4</text:span></text:a></text:p>
          <text:p text:style-name="P7"><text:a xlink:type="simple" xlink:href="#__RefHeading___Toc36_1949388338" text:style-name="Index_20_Link" text:visited-style-name="Index_20_Link"><text:span text:style-name="T26">4 . Caché distribuido con Infinispan<text:tab/>4</text:span></text:a></text:p>
          <text:p text:style-name="P7"><text:a xlink:type="simple" xlink:href="#__RefHeading___Toc38_1949388338" text:style-name="Index_20_Link" text:visited-style-name="Index_20_Link"><text:span text:style-name="T26">5 . WebSockets<text:tab/>4</text:span></text:a></text:p>
          <text:p text:style-name="P7"><text:a xlink:type="simple" xlink:href="#__RefHeading___Toc40_1949388338" text:style-name="Index_20_Link" text:visited-style-name="Index_20_Link"><text:span text:style-name="T26">6 . Batch processing<text:tab/>4</text:span></text:a></text:p>
          <text:p text:style-name="P7"><text:a xlink:type="simple" xlink:href="#__RefHeading___Toc42_1949388338" text:style-name="Index_20_Link" text:visited-style-name="Index_20_Link"><text:span text:style-name="T26">7 . Monitoreo y Métricas<text:tab/>5</text:span></text:a></text:p>
        </text:index-body>
      </text:table-of-content>
      <text:p text:style-name="P34"/>
      <text:p text:style-name="P10"/>
      <text:h text:style-name="P31" text:outline-level="1"><text:bookmark-start text:name="__RefHeading___Toc30671059"/>Introducción<text:bookmark-end text:name="__RefHeading___Toc30671059"/></text:h>
      <text:p text:style-name="P64">Se recomienda leer en primer lugar este documento, que sirve como guía de la documentación aportada.</text:p>
      <text:p text:style-name="P65"><text:span text:style-name="T28">El presente </text:span><text:span text:style-name="T5">documento</text:span><text:span text:style-name="T28"> define una </text:span><text:span text:style-name="T6">planificación</text:span><text:span text:style-name="T28"> general</text:span><text:span text:style-name="T5"> </text:span><text:span text:style-name="T7">de despliegue versionado </text:span><text:span text:style-name="T6">para el proyecto</text:span><text:span text:style-name="T5">.</text:span></text:p>
      <text:h text:style-name="P28" text:outline-level="1"><text:bookmark-start text:name="__RefHeading___Toc15_1298068373"/>Documentos de referencia<text:bookmark-end text:name="__RefHeading___Toc15_1298068373"/></text:h>
      <text:p text:style-name="P37"><text:span text:style-name="T15"/></text:p>
      <text:h text:style-name="P29" text:outline-level="1"><text:bookmark-start text:name="__RefHeading___Toc488_3191817421"/><text:span text:style-name="T36">Instrucciones a realizar </text:span><text:span text:style-name="T14">en</text:span><text:span text:style-name="T36"> cada entrega</text:span><text:bookmark-end text:name="__RefHeading___Toc488_3191817421"/></text:h>
      <text:list xml:id="list579736217" text:style-name="L8">
        <text:list-item>
          <text:p text:style-name="P38">Toda la documentación generada deberá ser expuesta en un formato no modificable.</text:p>
        </text:list-item>
        <text:list-item>
          <text:p text:style-name="P38">Se creará en el repositorio una rama correspondiente a la versión, que deberá empezar con el prefijo <text:span text:style-name="T33">RELEASE</text:span>. Será una rama de <text:span text:style-name="T33">release</text:span>, se generará a partir de la rama de <text:span text:style-name="T33">develop</text:span>.</text:p>
        </text:list-item>
        <text:list-item>
          <text:p text:style-name="P38">La rama de <text:span text:style-name="T33">release</text:span> se integrará en la rama principal o <text:span text:style-name="T33">máster</text:span>.</text:p>
        </text:list-item>
        <text:list-item>
          <text:p text:style-name="P38">Una vez hecha la integración, la rama release deberá borrarse.</text:p>
        </text:list-item>
        <text:list-item>
          <text:p text:style-name="P38">Se hará una etiqueta en la rama <text:span text:style-name="T33">máster</text:span> con el <text:span text:style-name="T33">número de versión</text:span>.</text:p>
        </text:list-item>
        <text:list-item>
          <text:p text:style-name="P36"><text:span text:style-name="Internet_20_link"><text:span text:style-name="T18">Se hará una integración de la rama </text:span></text:span><text:span text:style-name="Internet_20_link"><text:span text:style-name="T19">máster</text:span></text:span><text:span text:style-name="Internet_20_link"><text:span text:style-name="T18"> a la rama </text:span></text:span><text:span text:style-name="Internet_20_link"><text:span text:style-name="T19">develop</text:span></text:span><text:span text:style-name="Internet_20_link"><text:span text:style-name="T18"> para continuar con el ciclo.</text:span></text:span></text:p>
        </text:list-item>
      </text:list>
      <text:h text:style-name="P30" text:outline-level="1"><text:bookmark-start text:name="__RefHeading___Toc17_4290312538"/>Plan de <text:span text:style-name="T35">versionado</text:span><text:bookmark-end text:name="__RefHeading___Toc17_4290312538"/></text:h>
      <text:p text:style-name="P61"><text:span text:style-name="T28">Se enumeran a continuación los </text:span><text:span text:style-name="T29">distintos puntos </text:span><text:span text:style-name="T7">y en qué versión está programada su publicación. Los puntos donde no esté establecida la versión quedan pendientes.</text:span></text:p>
      <text:h text:style-name="P32" text:outline-level="2"><text:bookmark-start text:name="__RefHeading___Toc30_1949388338"/>. <text:span text:style-name="T32">Persistencia con JPA/Hibernate</text:span><text:bookmark-end text:name="__RefHeading___Toc30_1949388338"/></text:h>
      <text:list xml:id="list916410068" text:style-name="L1">
        <text:list-item>
          <text:p text:style-name="P62"><text:span text:style-name="T7">Versión</text:span><text:span text:style-name="T30">: </text:span><text:span text:style-name="T8">2.0.1</text:span></text:p>
        </text:list-item>
        <text:list-item>
          <text:p text:style-name="P63"><text:span text:style-name="T7">F</text:span><text:span text:style-name="T5">echa de entrega:</text:span></text:p>
        </text:list-item>
        <text:list-item>
          <text:p text:style-name="P40">Funcionalidades:</text:p>
          <text:list>
            <text:list-item>
              <text:p text:style-name="P41">Conexión a base de datos</text:p>
            </text:list-item>
            <text:list-item>
              <text:p text:style-name="P42">Entidades JPA</text:p>
            </text:list-item>
            <text:list-item>
              <text:p text:style-name="P42">Repositorios con Panache </text:p>
            </text:list-item>
          </text:list>
        </text:list-item>
      </text:list>
      <text:h text:style-name="P32" text:outline-level="2"><text:bookmark-start text:name="__RefHeading___Toc32_1949388338"/>. <text:span text:style-name="T32">Seguridad con Keycloak</text:span><text:bookmark-end text:name="__RefHeading___Toc32_1949388338"/></text:h>
      <text:list xml:id="list2856781299" text:style-name="L2">
        <text:list-item>
          <text:p text:style-name="P49">Versión:</text:p>
        </text:list-item>
        <text:list-item>
          <text:p text:style-name="P55">Fecha de entrega:</text:p>
        </text:list-item>
        <text:list-item>
          <text:p text:style-name="P49">Funcionalidades:</text:p>
          <text:list>
            <text:list-item>
              <text:p text:style-name="P49">Autenticación OAuth2</text:p>
            </text:list-item>
            <text:list-item>
              <text:p text:style-name="P43"><text:soft-page-break/>Roles y permisos</text:p>
            </text:list-item>
            <text:list-item>
              <text:p text:style-name="P43">SSO (Single Sign-On) </text:p>
            </text:list-item>
          </text:list>
        </text:list-item>
      </text:list>
      <text:h text:style-name="P32" text:outline-level="2"><text:bookmark-start text:name="__RefHeading___Toc34_1949388338"/>. <text:span text:style-name="T32">Mensajería con JMS</text:span><text:bookmark-end text:name="__RefHeading___Toc34_1949388338"/></text:h>
      <text:list xml:id="list4138197215" text:style-name="L3">
        <text:list-item>
          <text:p text:style-name="P50">Versión:</text:p>
        </text:list-item>
        <text:list-item>
          <text:p text:style-name="P56">Fecha de entrega:</text:p>
        </text:list-item>
        <text:list-item>
          <text:p text:style-name="P50">Funcionalidades:</text:p>
          <text:list>
            <text:list-item>
              <text:p text:style-name="P44">Colas y Topics</text:p>
            </text:list-item>
            <text:list-item>
              <text:p text:style-name="P44">Mensajes asíncronos</text:p>
            </text:list-item>
            <text:list-item>
              <text:p text:style-name="P44">Integración con MDB </text:p>
            </text:list-item>
          </text:list>
        </text:list-item>
      </text:list>
      <text:h text:style-name="P32" text:outline-level="2"><text:bookmark-start text:name="__RefHeading___Toc36_1949388338"/>. <text:span text:style-name="T32">Caché distribuido con Infinispan</text:span><text:bookmark-end text:name="__RefHeading___Toc36_1949388338"/></text:h>
      <text:list xml:id="list1955700712" text:style-name="L4">
        <text:list-item>
          <text:p text:style-name="P51">Versión:</text:p>
        </text:list-item>
        <text:list-item>
          <text:p text:style-name="P57">Fecha de entrega:</text:p>
        </text:list-item>
        <text:list-item>
          <text:p text:style-name="P51">Funcionalidades:</text:p>
          <text:list>
            <text:list-item>
              <text:p text:style-name="P45">Cache de segundo nivel</text:p>
            </text:list-item>
            <text:list-item>
              <text:p text:style-name="P45">Sesiones distribuidas</text:p>
            </text:list-item>
            <text:list-item>
              <text:p text:style-name="P45">Datos en cluster </text:p>
            </text:list-item>
          </text:list>
        </text:list-item>
      </text:list>
      <text:h text:style-name="P32" text:outline-level="2"><text:bookmark-start text:name="__RefHeading___Toc38_1949388338"/>. <text:span text:style-name="T32">WebSockets</text:span><text:bookmark-end text:name="__RefHeading___Toc38_1949388338"/></text:h>
      <text:list xml:id="list1771583097" text:style-name="L5">
        <text:list-item>
          <text:p text:style-name="P52">Versión:</text:p>
        </text:list-item>
        <text:list-item>
          <text:p text:style-name="P58">Fecha de entrega:</text:p>
        </text:list-item>
        <text:list-item>
          <text:p text:style-name="P52">Funcionalidades:</text:p>
          <text:list>
            <text:list-item>
              <text:p text:style-name="P46">Comunicación bidireccional</text:p>
            </text:list-item>
            <text:list-item>
              <text:p text:style-name="P46">Aplicaciones en tiempo real</text:p>
            </text:list-item>
            <text:list-item>
              <text:p text:style-name="P46">Notificaciones push </text:p>
            </text:list-item>
          </text:list>
        </text:list-item>
      </text:list>
      <text:h text:style-name="P32" text:outline-level="2"><text:bookmark-start text:name="__RefHeading___Toc40_1949388338"/>. <text:span text:style-name="T32">Batch processing</text:span><text:bookmark-end text:name="__RefHeading___Toc40_1949388338"/></text:h>
      <text:list xml:id="list2999625911" text:style-name="L6">
        <text:list-item>
          <text:p text:style-name="P53">Versión:</text:p>
        </text:list-item>
        <text:list-item>
          <text:p text:style-name="P59">Fecha de entrega:</text:p>
        </text:list-item>
        <text:list-item>
          <text:p text:style-name="P53">Funcionalidades:</text:p>
          <text:list>
            <text:list-item>
              <text:p text:style-name="P47">Jobs programados</text:p>
            </text:list-item>
            <text:list-item>
              <text:p text:style-name="P47">Procesamiento asíncrono</text:p>
            </text:list-item>
            <text:list-item>
              <text:p text:style-name="P47">JBatch </text:p>
            </text:list-item>
          </text:list>
        </text:list-item>
      </text:list>
      <text:h text:style-name="P32" text:outline-level="2"><text:bookmark-start text:name="__RefHeading___Toc42_1949388338"/><text:soft-page-break/>. <text:span text:style-name="T32">Monitoreo y Métricas</text:span><text:bookmark-end text:name="__RefHeading___Toc42_1949388338"/></text:h>
      <text:list xml:id="list1105205047" text:style-name="L7">
        <text:list-item>
          <text:p text:style-name="P54">Versión:</text:p>
        </text:list-item>
        <text:list-item>
          <text:p text:style-name="P60">Fecha de entrega:</text:p>
        </text:list-item>
        <text:list-item>
          <text:p text:style-name="P54">Funcionalidades:</text:p>
          <text:list>
            <text:list-item>
              <text:p text:style-name="P48">Endpoints de health check</text:p>
            </text:list-item>
            <text:list-item>
              <text:p text:style-name="P48">Métricas de performance</text:p>
            </text:list-item>
            <text:list-item>
              <text:p text:style-name="P48">Integración con Prometheus</text:p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Abyssinica SIL" svg:font-family="'Abyssinica SIL'" style:font-pitch="variable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1">PL</text:span><text:bookmark-start text:name="__DdeLink__5_4187537288"/><text:span text:style-name="MT3">-00</text:span><text:span text:style-name="MT1">0</text:span><text:span text:style-name="MT3">_</text:span><text:bookmark-end text:name="__DdeLink__5_4187537288"/><text:span text:style-name="MT3">DOC_</text:span><text:span text:style-name="MT1">GENERAL_</text:span><text:span text:style-name="MT4">VERSIONES</text:span><text:span text:style-name="MT3">– <text:s/>Documento </text:span><text:span text:style-name="MT1">de planificación </text:span><text:span text:style-name="MT4">de versiones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4:17:55.823406870</meta:creation-date>
    <dc:date>2025-10-16T21:59:22.089193980</dc:date>
    <meta:print-date>1995-11-21T17:41:00</meta:print-date>
    <meta:editing-cycles>180</meta:editing-cycles>
    <meta:editing-duration>P1DT1H49M3S</meta:editing-duration>
    <meta:generator>LibreOffice/6.4.7.2$Linux_X86_64 LibreOffice_project/40$Build-2</meta:generator>
    <meta:document-statistic meta:table-count="2" meta:image-count="0" meta:object-count="0" meta:page-count="5" meta:paragraph-count="100" meta:word-count="443" meta:character-count="2660" meta:non-whitespace-character-count="2365"/>
  </office:meta>
</office:document-meta>
</file>